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pt"/>
    </style:style>
    <style:style style:name="co3" style:family="table-column">
      <style:table-column-properties fo:break-before="auto" style:column-width="92.61pt"/>
    </style:style>
    <style:style style:name="ro1" style:family="table-row">
      <style:table-row-properties style:row-height="41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01.46pt" svg:y="22.76pt">
            <loext:p draw:notify-on-update-of-ranges="Sheet1.A1:Sheet1.A1 Sheet1.A2:Sheet1.A20 Sheet1.B1:Sheet1.B1 Sheet1.B2:Sheet1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Active Users (millions)</text:p>
          </table:table-cell>
          <table:table-cell/>
        </table:table-row>
        <table:table-row table:style-name="ro2">
          <table:table-cell office:value-type="string" calcext:value-type="string">
            <text:p>Facebook</text:p>
          </table:table-cell>
          <table:table-cell office:value-type="float" office:value="2167" calcext:value-type="float">
            <text:p>2167</text:p>
          </table:table-cell>
          <table:table-cell/>
        </table:table-row>
        <table:table-row table:style-name="ro2">
          <table:table-cell office:value-type="string" calcext:value-type="string">
            <text:p>YouTube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2">
          <table:table-cell office:value-type="string" calcext:value-type="string">
            <text:p>WhatsApp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2">
          <table:table-cell office:value-type="string" calcext:value-type="string">
            <text:p>FB Messenger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2">
          <table:table-cell office:value-type="string" calcext:value-type="string">
            <text:p>WeChat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2">
          <table:table-cell office:value-type="string" calcext:value-type="string">
            <text:p>QQ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2">
          <table:table-cell office:value-type="string" calcext:value-type="string">
            <text:p>Instagram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string" calcext:value-type="string">
            <text:p>Tumblr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2">
          <table:table-cell office:value-type="string" calcext:value-type="string">
            <text:p>QZone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2">
          <table:table-cell office:value-type="string" calcext:value-type="string">
            <text:p>Sina Weibo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2">
          <table:table-cell office:value-type="string" calcext:value-type="string">
            <text:p>Baidu Tieba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Skyp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LinkedIn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2">
          <table:table-cell office:value-type="string" calcext:value-type="string">
            <text:p>Viber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2">
          <table:table-cell office:value-type="string" calcext:value-type="string">
            <text:p>Snapchat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>
          <table:table-cell office:value-type="string" calcext:value-type="string">
            <text:p>Reddit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LINE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string" calcext:value-type="string">
            <text:p>Pinterest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Statista: <text:a xlink:href="https://www.statista.com/statistics/272014/global-social-networks-ranked-by-number-of-users/" xlink:type="simple">https://www.statista.com/statistics/272014/global-social-networks-ranked-by-number-of-user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6:17:21.610912396</meta:creation-date>
    <dc:date>2018-02-04T19:39:50.948326674</dc:date>
    <meta:editing-duration>PT2H56M47S</meta:editing-duration>
    <meta:editing-cycles>2</meta:editing-cycles>
    <meta:generator>LibreOffice/5.1.6.2$Linux_X86_64 LibreOffice_project/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62cm" svg:y="0.316cm" chart:style-name="ch2">
          <text:p>Top 20 Social Networking Service by Active Users</text:p>
        </chart:title>
        <chart:plot-area chart:style-name="ch3" table:cell-range-address="Sheet1.A1:Sheet1.B20" chart:data-source-has-labels="both" svg:x="1.331cm" svg:y="1.275cm" svg:width="14.349cm" svg:height="7.545cm">
          <chartooo:coordinate-region svg:x="2.323cm" svg:y="1.275cm" svg:width="13.357cm" svg:height="5.226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5">
            <chart:title svg:x="0.451cm" svg:y="6.705cm" chart:style-name="ch6">
              <text:p>Active Users (Millions)</text:p>
            </chart:title>
            <chart:grid chart:style-name="ch7" chart:class="major"/>
          </chart:axis>
          <chart:series chart:style-name="ch8" chart:values-cell-range-address="Sheet1.B2:Sheet1.B20" chart:label-cell-address="Sheet1.B1:Sheet1.B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 Users (millio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ebook</text:p>
                <draw:g>
                  <svg:desc>Sheet1.A2:Sheet1.A20</svg:desc>
                </draw:g>
              </table:table-cell>
              <table:table-cell office:value-type="float" office:value="2167">
                <text:p>2167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WhatsApp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FB Messenger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WeChat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QQ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Instagram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Tumblr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QZone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Sina Weibo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Twitter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Baidu Tieba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kype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LinkedI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Viber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Snapchat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Reddi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LINE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Pinterest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